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5.918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Times New Roman" fo:font-size="13pt" style:font-size-asian="13pt" style:font-size-complex="13pt"/>
    </style:style>
    <style:style style:name="ce6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fo:border-bottom="none" fo:background-color="#3465a4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ffffff" style:font-name="Times New Roman" fo:font-size="13pt" style:font-size-asian="13pt" style:font-size-complex="13pt"/>
    </style:style>
    <style:style style:name="ce8" style:family="table-cell" style:parent-style-name="Default">
      <style:table-cell-properties fo:background-color="#650953" style:text-align-source="fix" style:repeat-content="false"/>
      <style:paragraph-properties fo:text-align="center" fo:margin-left="0cm"/>
      <style:text-properties style:font-name="Times New Roman"/>
    </style:style>
    <style:style style:name="ce15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  <style:text-properties fo:color="#c9211e" style:font-name="Times New Roman" fo:font-size="13pt" style:font-size-asian="13pt" style:font-size-complex="13pt"/>
    </style:style>
    <style:style style:name="ce16" style:family="table-cell" style:parent-style-name="Default" style:data-style-name="N110">
      <style:table-cell-properties fo:background-color="#ffff6d" style:text-align-source="fix" style:repeat-content="false" fo:border="0.99pt solid #000000"/>
      <style:paragraph-properties fo:text-align="center" fo:margin-left="0cm"/>
      <style:text-properties fo:color="#c9211e" style:font-name="Times New Roman" fo:font-size="13pt" style:font-size-asian="13pt" style:font-size-complex="13pt"/>
    </style:style>
    <style:style style:name="ce17" style:family="table-cell" style:parent-style-name="Default">
      <style:table-cell-properties fo:border-bottom="none" fo:background-color="#3465a4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Times New Roman"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3pt" style:font-size-asian="13pt" style:font-size-complex="13pt"/>
    </style:style>
    <style:style style:name="ce20" style:family="table-cell" style:parent-style-name="Default">
      <style:table-cell-properties fo:background-color="#3465a4" style:text-align-source="fix" style:repeat-content="false" fo:border="0.99pt solid #000000"/>
      <style:paragraph-properties fo:text-align="center" fo:margin-left="0cm"/>
      <style:text-properties fo:color="#ffff00" style:font-name="Times New Roman" fo:font-size="13pt" style:font-size-asian="13pt" style:font-size-complex="13pt"/>
    </style:style>
    <style:style style:name="ce24" style:family="table-cell" style:parent-style-name="Default" style:data-style-name="N110">
      <style:table-cell-properties fo:background-color="#3465a4" style:text-align-source="fix" style:repeat-content="false" fo:border="0.99pt solid #000000"/>
      <style:paragraph-properties fo:text-align="center" fo:margin-left="0cm"/>
      <style:text-properties fo:color="#ffff00" style:font-name="Times New Roman" fo:font-size="13pt" style:font-size-asian="13pt" style:font-size-complex="13pt"/>
    </style:style>
    <style:style style:name="ce25" style:family="table-cell" style:parent-style-name="Default">
      <style:table-cell-properties fo:border-bottom="none" fo:background-color="#3465a4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ff00" style:font-name="Times New Roman" fo:font-size="13pt" style:font-size-asian="13pt" style:font-size-complex="13pt"/>
    </style:style>
    <style:style style:name="ce26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style:font-name="Times New Roman" fo:font-size="13pt" style:font-size-asian="13pt" style:font-size-complex="13pt"/>
    </style:style>
    <style:style style:name="ce27" style:family="table-cell" style:parent-style-name="Default" style:data-style-name="N110">
      <style:table-cell-properties fo:background-color="#ff0000" style:text-align-source="fix" style:repeat-content="false" fo:border="0.99pt solid #000000"/>
      <style:paragraph-properties fo:text-align="center" fo:margin-left="0cm"/>
      <style:text-properties style:font-name="Times New Roman" fo:font-size="13pt" style:font-size-asian="13pt" style:font-size-complex="13pt"/>
    </style:style>
    <style:style style:name="ce28" style:family="table-cell" style:parent-style-name="Default">
      <style:table-cell-properties fo:border-bottom="none" fo:background-color="#3465a4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ffff" style:font-name="Times New Roman"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00" style:font-name="Times New Roman" fo:font-size="13pt" style:font-size-asian="13pt" style:font-size-complex="13pt"/>
    </style:style>
    <style:style style:name="ce30" style:family="table-cell" style:parent-style-name="Default">
      <style:table-cell-properties fo:background-color="#00ff1a" style:text-align-source="fix" style:repeat-content="false"/>
      <style:paragraph-properties fo:text-align="center" fo:margin-left="0cm"/>
      <style:text-properties style:font-name="Times New Roman"/>
    </style:style>
    <style:style style:name="ce3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ff00" style:font-name="Times New Roman" fo:font-size="13pt" style:font-size-asian="13pt" style:font-size-complex="13pt"/>
    </style:style>
    <style:style style:name="ce34" style:family="table-cell" style:parent-style-name="Default">
      <style:table-cell-properties fo:background-color="#00ff1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Times New Roman" fo:font-size="13pt" style:font-size-asian="13pt" style:font-size-complex="13pt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09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6" table:number-rows-spanned="1">
            <text:p>TABELA DE VALORES PARA θ1</text:p>
          </table:table-cell>
          <table:covered-table-cell table:style-name="ce5"/>
          <table:covered-table-cell table:number-columns-repeated="4" table:style-name="ce19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6" table:number-rows-spanned="1">
            <text:p>Métodos</text:p>
          </table:table-cell>
          <table:covered-table-cell table:style-name="ce5"/>
          <table:covered-table-cell table:number-columns-repeated="4" table:style-name="ce19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Ponto</text:p>
          </table:table-cell>
          <table:table-cell table:style-name="ce15" office:value-type="string" calcext:value-type="string">
            <text:p>Lsim</text:p>
          </table:table-cell>
          <table:table-cell table:style-name="ce20" office:value-type="string" calcext:value-type="string">
            <text:p>Euler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4</text:p>
          </table:table-cell>
          <table:table-cell table:style-name="ce26" office:value-type="string" calcext:value-type="string">
            <text:p>Erro</text:p>
          </table:table-cell>
          <table:table-cell table:style-name="ce30" office:value-type="string" calcext:value-type="string">
            <text:p>MÉTODOS</text:p>
          </table:table-cell>
          <table:table-cell table:style-name="ce30" office:value-type="string" calcext:value-type="string">
            <text:p>ERRO CRESCENTE 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5]-[.C5])*-1" office:value-type="float" office:value="-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5]-[.E5])*-1" office:value-type="float" office:value="-0" calcext:value-type="float">
            <text:p>0,00000000000000</text:p>
          </table:table-cell>
          <table:table-cell table:style-name="ce30" table:formula="of:=[.C4]" office:value-type="string" office:string-value="Euler" calcext:value-type="string">
            <text:p>Euler</text:p>
          </table:table-cell>
          <table:table-cell table:style-name="ce30" office:value-type="float" office:value="0.001672637990798" calcext:value-type="float">
            <text:p>0,001672637990798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office:value-type="float" office:value="0.001652982329599" calcext:value-type="float">
            <text:p>0,00165298232960</text:p>
          </table:table-cell>
          <table:table-cell table:style-name="ce24" office:value-type="float" office:value="0.001639583551382" calcext:value-type="float">
            <text:p>0,00163958355138</text:p>
          </table:table-cell>
          <table:table-cell table:style-name="ce27" table:formula="of:=([.B6]-[.C6])" office:value-type="float" office:value="0.0000133987782169999" calcext:value-type="float">
            <text:p>0,00001339877822</text:p>
          </table:table-cell>
          <table:table-cell table:style-name="ce24" office:value-type="float" office:value="0.002147114996832" calcext:value-type="float">
            <text:p>0,00214711499683</text:p>
          </table:table-cell>
          <table:table-cell table:style-name="ce27" table:formula="of:=([.B6]-[.E6])*-1" office:value-type="float" office:value="0.000494132667233" calcext:value-type="float">
            <text:p>0,00049413266723</text:p>
          </table:table-cell>
          <table:table-cell table:style-name="ce30" table:formula="of:=[.E4]" office:value-type="string" office:string-value="RK4" calcext:value-type="string">
            <text:p>RK4</text:p>
          </table:table-cell>
          <table:table-cell table:style-name="ce30" office:value-type="float" office:value="0.011254456554601" calcext:value-type="float">
            <text:p>0,011254456554601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office:value-type="float" office:value="0.013063520302587" calcext:value-type="float">
            <text:p>0,01306352030259</text:p>
          </table:table-cell>
          <table:table-cell table:style-name="ce24" office:value-type="float" office:value="0.013065262722988" calcext:value-type="float">
            <text:p>0,01306526272299</text:p>
          </table:table-cell>
          <table:table-cell table:style-name="ce27" table:formula="of:=([.B7]-[.C7])*-1" office:value-type="float" office:value="0.00000174242040099949" calcext:value-type="float">
            <text:p>0,00000174242040</text:p>
          </table:table-cell>
          <table:table-cell table:style-name="ce24" office:value-type="float" office:value="0.015003970228745" calcext:value-type="float">
            <text:p>0,01500397022875</text:p>
          </table:table-cell>
          <table:table-cell table:style-name="ce27" table:formula="of:=([.B7]-[.E7])*-1" office:value-type="float" office:value="0.001940449926158" calcext:value-type="float">
            <text:p>0,00194044992616</text:p>
          </table:table-cell>
          <table:table-cell table:style-name="ce30" table:formula="of:=[.C18]" office:value-type="string" office:string-value="RK2 Ponto Intermediário" calcext:value-type="string">
            <text:p>RK2 Ponto Intermediário</text:p>
          </table:table-cell>
          <table:table-cell table:style-name="ce30" office:value-type="float" office:value="0.001943567705132" calcext:value-type="float">
            <text:p>0,001943567705132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office:value-type="float" office:value="0.043383218373494" calcext:value-type="float">
            <text:p>0,04338321837349</text:p>
          </table:table-cell>
          <table:table-cell table:style-name="ce24" office:value-type="float" office:value="0.043480070813202" calcext:value-type="float">
            <text:p>0,04348007081320</text:p>
          </table:table-cell>
          <table:table-cell table:style-name="ce27" table:formula="of:=([.B8]-[.C8])*-1" office:value-type="float" office:value="0.0000968524397080006" calcext:value-type="float">
            <text:p>0,00009685243971</text:p>
          </table:table-cell>
          <table:table-cell table:style-name="ce24" office:value-type="float" office:value="0.047641113367802" calcext:value-type="float">
            <text:p>0,04764111336780</text:p>
          </table:table-cell>
          <table:table-cell table:style-name="ce27" table:formula="of:=([.B8]-[.E8])*-1" office:value-type="float" office:value="0.004257894994308" calcext:value-type="float">
            <text:p>0,00425789499431</text:p>
          </table:table-cell>
          <table:table-cell table:style-name="ce30" table:formula="of:=[.E18]" office:value-type="string" office:string-value="RK2 Heun" calcext:value-type="string">
            <text:p>RK2 Heun</text:p>
          </table:table-cell>
          <table:table-cell table:style-name="ce30" office:value-type="float" office:value="0.001940054988525" calcext:value-type="float">
            <text:p>0,001940054988525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office:value-type="float" office:value="0.100790463775381" calcext:value-type="float">
            <text:p>0,10079046377538</text:p>
          </table:table-cell>
          <table:table-cell table:style-name="ce24" office:value-type="float" office:value="0.10113331767681" calcext:value-type="float">
            <text:p>0,10113331767681</text:p>
          </table:table-cell>
          <table:table-cell table:style-name="ce27" table:formula="of:=([.B9]-[.C9])*-1" office:value-type="float" office:value="0.000342853901428991" calcext:value-type="float">
            <text:p>0,00034285390143</text:p>
          </table:table-cell>
          <table:table-cell table:style-name="ce24" office:value-type="float" office:value="0.108123419286989" calcext:value-type="float">
            <text:p>0,10812341928699</text:p>
          </table:table-cell>
          <table:table-cell table:style-name="ce27" table:formula="of:=([.B9]-[.E9])*-1" office:value-type="float" office:value="0.00733295551160801" calcext:value-type="float">
            <text:p>0,00733295551161</text:p>
          </table:table-cell>
          <table:table-cell table:style-name="ce30" table:formula="of:=[.G18]" office:value-type="string" office:string-value="RK2 Ralston" calcext:value-type="string">
            <text:p>RK2 Ralston</text:p>
          </table:table-cell>
          <table:table-cell table:style-name="ce30" office:value-type="float" office:value="0.001941817092737" calcext:value-type="float">
            <text:p>0,001941817092737</text:p>
          </table:table-cell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office:value-type="float" office:value="0.192191398239567" calcext:value-type="float">
            <text:p>0,19219139823957</text:p>
          </table:table-cell>
          <table:table-cell table:style-name="ce24" office:value-type="float" office:value="0.193013478068109" calcext:value-type="float">
            <text:p>0,19301347806811</text:p>
          </table:table-cell>
          <table:table-cell table:style-name="ce27" table:formula="of:=([.B10]-[.C10])*-1" office:value-type="float" office:value="0.000822079828541988" calcext:value-type="float">
            <text:p>0,00082207982854</text:p>
          </table:table-cell>
          <table:table-cell table:style-name="ce24" office:value-type="float" office:value="0.203216461717114" calcext:value-type="float">
            <text:p>0,20321646171711</text:p>
          </table:table-cell>
          <table:table-cell table:style-name="ce27" table:formula="of:=([.B10]-[.E10])*-1" office:value-type="float" office:value="0.011025063477547" calcext:value-type="float">
            <text:p>0,01102506347755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office:value-type="float" office:value="0.322980314368122" calcext:value-type="float">
            <text:p>0,32298031436812</text:p>
          </table:table-cell>
          <table:table-cell table:style-name="ce24" office:value-type="float" office:value="0.324599081686199" calcext:value-type="float">
            <text:p>0,32459908168620</text:p>
          </table:table-cell>
          <table:table-cell table:style-name="ce27" table:formula="of:=([.B11]-[.C11])*-1" office:value-type="float" office:value="0.00161876731807697" calcext:value-type="float">
            <text:p>0,00161876731808</text:p>
          </table:table-cell>
          <table:table-cell table:style-name="ce24" office:value-type="float" office:value="0.338153369373402" calcext:value-type="float">
            <text:p>0,33815336937340</text:p>
          </table:table-cell>
          <table:table-cell table:style-name="ce27" table:formula="of:=([.B11]-[.E11])*-1" office:value-type="float" office:value="0.01517305500528" calcext:value-type="float">
            <text:p>0,01517305500528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office:value-type="float" office:value="0.496868607112157" calcext:value-type="float">
            <text:p>0,49686860711216</text:p>
          </table:table-cell>
          <table:table-cell table:style-name="ce24" office:value-type="float" office:value="0.499677469215813" calcext:value-type="float">
            <text:p>0,49967746921581</text:p>
          </table:table-cell>
          <table:table-cell table:style-name="ce27" table:formula="of:=([.B12]-[.C12])*-1" office:value-type="float" office:value="0.002808862103656" calcext:value-type="float">
            <text:p>0,00280886210366</text:p>
          </table:table-cell>
          <table:table-cell table:style-name="ce24" office:value-type="float" office:value="0.51647099209638" calcext:value-type="float">
            <text:p>0,51647099209638</text:p>
          </table:table-cell>
          <table:table-cell table:style-name="ce27" table:formula="of:=([.B12]-[.E12])*-1" office:value-type="float" office:value="0.019602384984223" calcext:value-type="float">
            <text:p>0,01960238498422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office:value-type="float" office:value="0.715788209767825" calcext:value-type="float">
            <text:p>0,71578820976783</text:p>
          </table:table-cell>
          <table:table-cell table:style-name="ce24" office:value-type="float" office:value="0.720238130873675" calcext:value-type="float">
            <text:p>0,72023813087368</text:p>
          </table:table-cell>
          <table:table-cell table:style-name="ce27" table:formula="of:=([.B13]-[.C13])*-1" office:value-type="float" office:value="0.00444992110584996" calcext:value-type="float">
            <text:p>0,00444992110585</text:p>
          </table:table-cell>
          <table:table-cell table:style-name="ce24" office:value-type="float" office:value="0.739920973007075" calcext:value-type="float">
            <text:p>0,73992097300708</text:p>
          </table:table-cell>
          <table:table-cell table:style-name="ce27" table:formula="of:=([.B13]-[.E13])*-1" office:value-type="float" office:value="0.02413276323925" calcext:value-type="float">
            <text:p>0,02413276323925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979872033206324" calcext:value-type="float">
            <text:p>0,97987203320632</text:p>
          </table:table-cell>
          <table:table-cell table:style-name="ce24" office:value-type="float" office:value="0.98644393521842" calcext:value-type="float">
            <text:p>0,98644393521842</text:p>
          </table:table-cell>
          <table:table-cell table:style-name="ce27" table:formula="of:=([.B14]-[.C14])*-1" office:value-type="float" office:value="0.0065719020120959" calcext:value-type="float">
            <text:p>0,00657190201210</text:p>
          </table:table-cell>
          <table:table-cell table:style-name="ce24" office:value-type="float" office:value="1.00845789894673" calcext:value-type="float">
            <text:p>1,00845789894673</text:p>
          </table:table-cell>
          <table:table-cell table:style-name="ce27" table:formula="of:=([.B14]-[.E14])*-1" office:value-type="float" office:value="0.028585865740406" calcext:value-type="float">
            <text:p>0,02858586574041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2" table:number-rows-spanned="1">
            <text:p>Media dos Erros</text:p>
          </table:table-cell>
          <table:covered-table-cell table:style-name="ce17"/>
          <table:table-cell table:style-name="ce25"/>
          <table:table-cell table:style-name="ce28" table:formula="of:=SUM([.D5:.D14])/10" office:value-type="float" office:value="0.00167263799079758" calcext:value-type="float">
            <text:p>0,001672637990798</text:p>
          </table:table-cell>
          <table:table-cell table:style-name="ce25"/>
          <table:table-cell table:style-name="ce28" table:formula="of:=SUM([.F5:.F14])/10" office:value-type="float" office:value="0.0112544565546013" calcext:value-type="float">
            <text:p>0,011254456554601</text:p>
          </table:table-cell>
          <table:table-cell table:number-columns-repeated="2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6" table:number-rows-spanned="1">
            <text:p>TABELA DE VALORES PARA θ1</text:p>
          </table:table-cell>
          <table:covered-table-cell table:style-name="ce5"/>
          <table:covered-table-cell table:number-columns-repeated="2" table:style-name="ce19"/>
          <table:covered-table-cell table:style-name="ce29"/>
          <table:covered-table-cell table:style-name="ce19"/>
          <table:table-cell table:style-name="ce31"/>
          <table:table-cell table:style-name="ce35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5" office:value-type="string" calcext:value-type="string" table:number-columns-spanned="6" table:number-rows-spanned="1">
            <text:p>Métodos</text:p>
          </table:table-cell>
          <table:covered-table-cell table:style-name="ce5"/>
          <table:covered-table-cell table:number-columns-repeated="2" table:style-name="ce19"/>
          <table:covered-table-cell table:style-name="ce29"/>
          <table:covered-table-cell table:style-name="ce19"/>
          <table:table-cell table:style-name="ce31"/>
          <table:table-cell table:style-name="ce35"/>
          <table:table-cell table:style-name="ce36" table:number-columns-repeated="7"/>
          <table:table-cell table:number-columns-repeated="1009"/>
        </table:table-row>
        <table:table-row table:style-name="ro2">
          <table:table-cell table:style-name="ce6" office:value-type="string" calcext:value-type="string">
            <text:p>Ponto</text:p>
          </table:table-cell>
          <table:table-cell table:style-name="ce15" office:value-type="string" calcext:value-type="string">
            <text:p>Lsim</text:p>
          </table:table-cell>
          <table:table-cell table:style-name="ce20" office:value-type="string" calcext:value-type="string">
            <text:p>RK2 Ponto Intermediário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2 Heun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2 Ralston</text:p>
          </table:table-cell>
          <table:table-cell table:style-name="ce26" office:value-type="string" calcext:value-type="string">
            <text:p>Erro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19]-[.C19])*-1" office:value-type="float" office:value="-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19]-[.E19])*-1" office:value-type="float" office:value="-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19]-[.G19])*-1" office:value-type="float" office:value="-0" calcext:value-type="float">
            <text:p>0,00000000000000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office:value-type="float" office:value="0.001652982329599" calcext:value-type="float">
            <text:p>0,00165298232960</text:p>
          </table:table-cell>
          <table:table-cell table:style-name="ce24" office:value-type="float" office:value="0.001644615960503" calcext:value-type="float">
            <text:p>0,00164461596050</text:p>
          </table:table-cell>
          <table:table-cell table:style-name="ce27" table:formula="of:=([.B20]-[.C20])" office:value-type="float" office:value="0.00000836636909599996" calcext:value-type="float">
            <text:p>0,00000836636910</text:p>
          </table:table-cell>
          <table:table-cell table:style-name="ce24" office:value-type="float" office:value="0.001644598282647" calcext:value-type="float">
            <text:p>0,00164459828265</text:p>
          </table:table-cell>
          <table:table-cell table:style-name="ce27" table:formula="of:=([.B20]-[.E20])" office:value-type="float" office:value="0.00000838404695199997" calcext:value-type="float">
            <text:p>0,00000838404695</text:p>
          </table:table-cell>
          <table:table-cell table:style-name="ce24" office:value-type="float" office:value="0.001644607353466" calcext:value-type="float">
            <text:p>0,00164460735347</text:p>
          </table:table-cell>
          <table:table-cell table:style-name="ce27" table:formula="of:=([.B20]-[.G20])" office:value-type="float" office:value="0.00000837497613299996" calcext:value-type="float">
            <text:p>0,00000837497613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office:value-type="float" office:value="0.013063520302587" calcext:value-type="float">
            <text:p>0,01306352030259</text:p>
          </table:table-cell>
          <table:table-cell table:style-name="ce24" office:value-type="float" office:value="0.013107882268865" calcext:value-type="float">
            <text:p>0,01310788226887</text:p>
          </table:table-cell>
          <table:table-cell table:style-name="ce27" table:formula="of:=([.B21]-[.C21])*-1" office:value-type="float" office:value="0.000044361966278" calcext:value-type="float">
            <text:p>0,00004436196628</text:p>
          </table:table-cell>
          <table:table-cell table:style-name="ce24" office:value-type="float" office:value="0.013107730856899" calcext:value-type="float">
            <text:p>0,01310773085690</text:p>
          </table:table-cell>
          <table:table-cell table:style-name="ce27" table:formula="of:=([.B21]-[.E21])*-1" office:value-type="float" office:value="0.0000442105543120002" calcext:value-type="float">
            <text:p>0,00004421055431</text:p>
          </table:table-cell>
          <table:table-cell table:style-name="ce24" office:value-type="float" office:value="0.013107807524766" calcext:value-type="float">
            <text:p>0,01310780752477</text:p>
          </table:table-cell>
          <table:table-cell table:style-name="ce27" table:formula="of:=([.B21]-[.G21])*-1" office:value-type="float" office:value="0.0000442872221789996" calcext:value-type="float">
            <text:p>0,00004428722218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office:value-type="float" office:value="0.043383218373494" calcext:value-type="float">
            <text:p>0,04338321837349</text:p>
          </table:table-cell>
          <table:table-cell table:style-name="ce24" office:value-type="float" office:value="0.043609520588809" calcext:value-type="float">
            <text:p>0,04360952058881</text:p>
          </table:table-cell>
          <table:table-cell table:style-name="ce27" table:formula="of:=([.B22]-[.C22])*-1" office:value-type="float" office:value="0.000226302215315" calcext:value-type="float">
            <text:p>0,00022630221532</text:p>
          </table:table-cell>
          <table:table-cell table:style-name="ce24" office:value-type="float" office:value="0.043609004374679" calcext:value-type="float">
            <text:p>0,04360900437468</text:p>
          </table:table-cell>
          <table:table-cell table:style-name="ce27" table:formula="of:=([.B22]-[.E22])*-1" office:value-type="float" office:value="0.000225786001185002" calcext:value-type="float">
            <text:p>0,00022578600119</text:p>
          </table:table-cell>
          <table:table-cell table:style-name="ce24" office:value-type="float" office:value="0.043609264630819" calcext:value-type="float">
            <text:p>0,04360926463082</text:p>
          </table:table-cell>
          <table:table-cell table:style-name="ce27" table:formula="of:=([.B22]-[.G22])*-1" office:value-type="float" office:value="0.000226046257325002" calcext:value-type="float">
            <text:p>0,00022604625733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office:value-type="float" office:value="0.100790463775381" calcext:value-type="float">
            <text:p>0,10079046377538</text:p>
          </table:table-cell>
          <table:table-cell table:style-name="ce24" office:value-type="float" office:value="0.101392873133823" calcext:value-type="float">
            <text:p>0,10139287313382</text:p>
          </table:table-cell>
          <table:table-cell table:style-name="ce27" table:formula="of:=([.B23]-[.C23])*-1" office:value-type="float" office:value="0.000602409358441996" calcext:value-type="float">
            <text:p>0,00060240935844</text:p>
          </table:table-cell>
          <table:table-cell table:style-name="ce24" office:value-type="float" office:value="0.101391657961749" calcext:value-type="float">
            <text:p>0,10139165796175</text:p>
          </table:table-cell>
          <table:table-cell table:style-name="ce27" table:formula="of:=([.B23]-[.E23])*-1" office:value-type="float" office:value="0.000601194186368004" calcext:value-type="float">
            <text:p>0,00060119418637</text:p>
          </table:table-cell>
          <table:table-cell table:style-name="ce24" office:value-type="float" office:value="0.101392269283132" calcext:value-type="float">
            <text:p>0,10139226928313</text:p>
          </table:table-cell>
          <table:table-cell table:style-name="ce27" table:formula="of:=([.B23]-[.G23])*-1" office:value-type="float" office:value="0.000601805507751005" calcext:value-type="float">
            <text:p>0,00060180550775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office:value-type="float" office:value="0.192191398239567" calcext:value-type="float">
            <text:p>0,19219139823957</text:p>
          </table:table-cell>
          <table:table-cell table:style-name="ce24" office:value-type="float" office:value="0.193420608653349" calcext:value-type="float">
            <text:p>0,19342060865335</text:p>
          </table:table-cell>
          <table:table-cell table:style-name="ce27" table:formula="of:=([.B24]-[.C24])*-1" office:value-type="float" office:value="0.00122921041378199" calcext:value-type="float">
            <text:p>0,00122921041378</text:p>
          </table:table-cell>
          <table:table-cell table:style-name="ce24" office:value-type="float" office:value="0.193418273016592" calcext:value-type="float">
            <text:p>0,19341827301659</text:p>
          </table:table-cell>
          <table:table-cell table:style-name="ce27" table:formula="of:=([.B24]-[.E24])*-1" office:value-type="float" office:value="0.00122687477702499" calcext:value-type="float">
            <text:p>0,00122687477702</text:p>
          </table:table-cell>
          <table:table-cell table:style-name="ce24" office:value-type="float" office:value="0.193419446483106" calcext:value-type="float">
            <text:p>0,19341944648311</text:p>
          </table:table-cell>
          <table:table-cell table:style-name="ce27" table:formula="of:=([.B24]-[.G24])*-1" office:value-type="float" office:value="0.001228048243539" calcext:value-type="float">
            <text:p>0,00122804824354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office:value-type="float" office:value="0.322980314368122" calcext:value-type="float">
            <text:p>0,32298031436812</text:p>
          </table:table-cell>
          <table:table-cell table:style-name="ce24" office:value-type="float" office:value="0.325130254701999" calcext:value-type="float">
            <text:p>0,32513025470200</text:p>
          </table:table-cell>
          <table:table-cell table:style-name="ce27" table:formula="of:=([.B25]-[.C25])*-1" office:value-type="float" office:value="0.002149940333877" calcext:value-type="float">
            <text:p>0,00214994033388</text:p>
          </table:table-cell>
          <table:table-cell table:style-name="ce24" office:value-type="float" office:value="0.325126308555997" calcext:value-type="float">
            <text:p>0,32512630855600</text:p>
          </table:table-cell>
          <table:table-cell table:style-name="ce27" table:formula="of:=([.B25]-[.E25])*-1" office:value-type="float" office:value="0.00214599418787498" calcext:value-type="float">
            <text:p>0,00214599418787</text:p>
          </table:table-cell>
          <table:table-cell table:style-name="ce24" office:value-type="float" office:value="0.32512828943278" calcext:value-type="float">
            <text:p>0,32512828943278</text:p>
          </table:table-cell>
          <table:table-cell table:style-name="ce27" table:formula="of:=([.B25]-[.G25])*-1" office:value-type="float" office:value="0.00214797506465797" calcext:value-type="float">
            <text:p>0,00214797506466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office:value-type="float" office:value="0.496868607112157" calcext:value-type="float">
            <text:p>0,49686860711216</text:p>
          </table:table-cell>
          <table:table-cell table:style-name="ce24" office:value-type="float" office:value="0.500259006329285" calcext:value-type="float">
            <text:p>0,50025900632929</text:p>
          </table:table-cell>
          <table:table-cell table:style-name="ce27" table:formula="of:=([.B26]-[.C26])*-1" office:value-type="float" office:value="0.00339039921712797" calcext:value-type="float">
            <text:p>0,00339039921713</text:p>
          </table:table-cell>
          <table:table-cell table:style-name="ce24" office:value-type="float" office:value="0.500252912125566" calcext:value-type="float">
            <text:p>0,50025291212557</text:p>
          </table:table-cell>
          <table:table-cell table:style-name="ce27" table:formula="of:=([.B26]-[.E26])*-1" office:value-type="float" office:value="0.00338430501340897" calcext:value-type="float">
            <text:p>0,00338430501341</text:p>
          </table:table-cell>
          <table:table-cell table:style-name="ce24" office:value-type="float" office:value="0.500255969338705" calcext:value-type="float">
            <text:p>0,50025596933871</text:p>
          </table:table-cell>
          <table:table-cell table:style-name="ce27" table:formula="of:=([.B26]-[.G26])*-1" office:value-type="float" office:value="0.00338736222654806" calcext:value-type="float">
            <text:p>0,00338736222655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office:value-type="float" office:value="0.715788209767825" calcext:value-type="float">
            <text:p>0,71578820976783</text:p>
          </table:table-cell>
          <table:table-cell table:style-name="ce24" office:value-type="float" office:value="0.720744017584927" calcext:value-type="float">
            <text:p>0,72074401758493</text:p>
          </table:table-cell>
          <table:table-cell table:style-name="ce27" table:formula="of:=([.B27]-[.C27])*-1" office:value-type="float" office:value="0.00495580781710192" calcext:value-type="float">
            <text:p>0,00495580781710</text:p>
          </table:table-cell>
          <table:table-cell table:style-name="ce24" office:value-type="float" office:value="0.720735212591048" calcext:value-type="float">
            <text:p>0,72073521259105</text:p>
          </table:table-cell>
          <table:table-cell table:style-name="ce27" table:formula="of:=([.B27]-[.E27])*-1" office:value-type="float" office:value="0.00494700282322291" calcext:value-type="float">
            <text:p>0,00494700282322</text:p>
          </table:table-cell>
          <table:table-cell table:style-name="ce24" office:value-type="float" office:value="0.720739627564275" calcext:value-type="float">
            <text:p>0,72073962756428</text:p>
          </table:table-cell>
          <table:table-cell table:style-name="ce27" table:formula="of:=([.B27]-[.G27])*-1" office:value-type="float" office:value="0.00495141779644992" calcext:value-type="float">
            <text:p>0,00495141779645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979872033206324" calcext:value-type="float">
            <text:p>0,97987203320632</text:p>
          </table:table-cell>
          <table:table-cell table:style-name="ce24" office:value-type="float" office:value="0.986700912566629" calcext:value-type="float">
            <text:p>0,98670091256663</text:p>
          </table:table-cell>
          <table:table-cell table:style-name="ce27" table:formula="of:=([.B28]-[.C28])*-1" office:value-type="float" office:value="0.00682887936030496" calcext:value-type="float">
            <text:p>0,00682887936030</text:p>
          </table:table-cell>
          <table:table-cell table:style-name="ce24" office:value-type="float" office:value="0.986688831501222" calcext:value-type="float">
            <text:p>0,98668883150122</text:p>
          </table:table-cell>
          <table:table-cell table:style-name="ce27" table:formula="of:=([.B28]-[.E28])*-1" office:value-type="float" office:value="0.00681679829489801" calcext:value-type="float">
            <text:p>0,00681679829490</text:p>
          </table:table-cell>
          <table:table-cell table:style-name="ce24" office:value-type="float" office:value="0.986694886839108" calcext:value-type="float">
            <text:p>0,98669488683911</text:p>
          </table:table-cell>
          <table:table-cell table:style-name="ce27" table:formula="of:=([.B28]-[.G28])*-1" office:value-type="float" office:value="0.00682285363278401" calcext:value-type="float">
            <text:p>0,00682285363278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2" table:number-rows-spanned="1">
            <text:p>Media dos Erros</text:p>
          </table:table-cell>
          <table:covered-table-cell table:style-name="ce17"/>
          <table:table-cell table:style-name="ce17"/>
          <table:table-cell table:style-name="ce28" table:formula="of:=SUM([.D19:.D28])/10" office:value-type="float" office:value="0.00194356770513248" calcext:value-type="float">
            <text:p>0,001943567705132</text:p>
          </table:table-cell>
          <table:table-cell table:style-name="ce17"/>
          <table:table-cell table:style-name="ce28" table:formula="of:=SUM([.F19:.F28])/10" office:value-type="float" office:value="0.00194005498852469" calcext:value-type="float">
            <text:p>0,001940054988525</text:p>
          </table:table-cell>
          <table:table-cell table:style-name="ce17"/>
          <table:table-cell table:style-name="ce28" table:formula="of:=SUM([.H19:.H28])/10" office:value-type="float" office:value="0.0019418170927367" calcext:value-type="float">
            <text:p>0,001941817092737</text:p>
          </table:table-cell>
          <table:table-cell table:style-name="ce36" table:number-columns-repeated="6"/>
          <table:table-cell table:number-columns-repeated="1010"/>
        </table:table-row>
        <table:table-row table:style-name="ro1">
          <table:table-cell table:style-name="ce8" table:number-columns-repeated="8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6" table:number-rows-spanned="1">
            <text:p>TABELA DE VALORES PARA θ2</text:p>
          </table:table-cell>
          <table:covered-table-cell table:style-name="ce5"/>
          <table:covered-table-cell table:number-columns-repeated="4" table:style-name="ce19"/>
          <table:table-cell table:style-name="ce19"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6" table:number-rows-spanned="1">
            <text:p>Métodos</text:p>
          </table:table-cell>
          <table:covered-table-cell table:style-name="ce5"/>
          <table:covered-table-cell table:number-columns-repeated="4" table:style-name="ce19"/>
          <table:table-cell table:style-name="ce19"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string" calcext:value-type="string">
            <text:p>Ponto</text:p>
          </table:table-cell>
          <table:table-cell table:style-name="ce15" office:value-type="string" calcext:value-type="string">
            <text:p>Lsim</text:p>
          </table:table-cell>
          <table:table-cell table:style-name="ce20" office:value-type="string" calcext:value-type="string">
            <text:p>Euler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4</text:p>
          </table:table-cell>
          <table:table-cell table:style-name="ce26" office:value-type="string" calcext:value-type="string">
            <text:p>Erro</text:p>
          </table:table-cell>
          <table:table-cell table:style-name="ce34" office:value-type="string" calcext:value-type="string">
            <text:p>MÉTODOS</text:p>
          </table:table-cell>
          <table:table-cell table:style-name="ce34" office:value-type="string" calcext:value-type="string">
            <text:p>ERRO CRESCENTE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[.B34]-[.C35]" office:value-type="float" office:value="-0.000000690905859" calcext:value-type="float">
            <text:p>-0,00000069090586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[.B34]-[.E34]" office:value-type="float" office:value="0" calcext:value-type="float">
            <text:p>0,00000000000000</text:p>
          </table:table-cell>
          <table:table-cell table:style-name="ce34" office:value-type="string" calcext:value-type="string">
            <text:p>Euler</text:p>
          </table:table-cell>
          <table:table-cell table:style-name="ce34" office:value-type="float" office:value="0.00071743377108" calcext:value-type="float">
            <text:p>0,00071743377108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office:value-type="float" office:value="0.000001243097679" calcext:value-type="float">
            <text:p>0,00000124309768</text:p>
          </table:table-cell>
          <table:table-cell table:style-name="ce24" office:value-type="float" office:value="0.000000690905859" calcext:value-type="float">
            <text:p>0,00000069090586</text:p>
          </table:table-cell>
          <table:table-cell table:style-name="ce27" table:formula="of:=[.B35]-[.C36]" office:value-type="float" office:value="-0.000028969914038" calcext:value-type="float">
            <text:p>-0,00002896991404</text:p>
          </table:table-cell>
          <table:table-cell table:style-name="ce24" office:value-type="float" office:value="0.000001863614549" calcext:value-type="float">
            <text:p>0,00000186361455</text:p>
          </table:table-cell>
          <table:table-cell table:style-name="ce27" table:formula="of:=[.B35]-[.E35]" office:value-type="float" office:value="-0.00000062051687" calcext:value-type="float">
            <text:p>-0,00000062051687</text:p>
          </table:table-cell>
          <table:table-cell table:style-name="ce34" office:value-type="string" calcext:value-type="string">
            <text:p>RK4</text:p>
          </table:table-cell>
          <table:table-cell table:style-name="ce34" office:value-type="float" office:value="0.00081547042388" calcext:value-type="float">
            <text:p>0,00081547042388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office:value-type="float" office:value="0.000039452299744" calcext:value-type="float">
            <text:p>0,00003945229974</text:p>
          </table:table-cell>
          <table:table-cell table:style-name="ce24" office:value-type="float" office:value="0.000030213011717" calcext:value-type="float">
            <text:p>0,00003021301172</text:p>
          </table:table-cell>
          <table:table-cell table:style-name="ce27" table:formula="of:=[.B36]-[.C37]" office:value-type="float" office:value="-0.000210330699363" calcext:value-type="float">
            <text:p>-0,00021033069936</text:p>
          </table:table-cell>
          <table:table-cell table:style-name="ce24" office:value-type="float" office:value="0.000049275525958" calcext:value-type="float">
            <text:p>0,00004927552596</text:p>
          </table:table-cell>
          <table:table-cell table:style-name="ce27" table:formula="of:=[.B36]-[.E36]" office:value-type="float" office:value="-0.000009823226214" calcext:value-type="float">
            <text:p>-0,00000982322621</text:p>
          </table:table-cell>
          <table:table-cell table:style-name="ce34" office:value-type="string" calcext:value-type="string">
            <text:p>RK2 Ponto Intermediário</text:p>
          </table:table-cell>
          <table:table-cell table:style-name="ce34" office:value-type="float" office:value="0.0128944050832" calcext:value-type="float">
            <text:p>0,0128944050832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office:value-type="float" office:value="0.000296323113426" calcext:value-type="float">
            <text:p>0,00029632311343</text:p>
          </table:table-cell>
          <table:table-cell table:style-name="ce24" office:value-type="float" office:value="0.000249782999107" calcext:value-type="float">
            <text:p>0,00024978299911</text:p>
          </table:table-cell>
          <table:table-cell table:style-name="ce27" table:formula="of:=[.B37]-[.C38]" office:value-type="float" office:value="-0.00079150744005" calcext:value-type="float">
            <text:p>-0,00079150744005</text:p>
          </table:table-cell>
          <table:table-cell table:style-name="ce24" office:value-type="float" office:value="0.000345332060548" calcext:value-type="float">
            <text:p>0,00034533206055</text:p>
          </table:table-cell>
          <table:table-cell table:style-name="ce27" table:formula="of:=[.B37]-[.E37]" office:value-type="float" office:value="-0.000049008947122" calcext:value-type="float">
            <text:p>-0,00004900894712</text:p>
          </table:table-cell>
          <table:table-cell table:style-name="ce34" office:value-type="string" calcext:value-type="string">
            <text:p>RK2 Heun</text:p>
          </table:table-cell>
          <table:table-cell table:style-name="ce34" office:value-type="float" office:value="0.01289441029408" calcext:value-type="float">
            <text:p>0,01289441029408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office:value-type="float" office:value="0.001231735255923" calcext:value-type="float">
            <text:p>0,00123173525592</text:p>
          </table:table-cell>
          <table:table-cell table:style-name="ce24" office:value-type="float" office:value="0.001087830553476" calcext:value-type="float">
            <text:p>0,00108783055348</text:p>
          </table:table-cell>
          <table:table-cell table:style-name="ce27" table:formula="of:=[.B38]-[.C39]" office:value-type="float" office:value="-0.002126161632132" calcext:value-type="float">
            <text:p>-0,00212616163213</text:p>
          </table:table-cell>
          <table:table-cell table:style-name="ce24" office:value-type="float" office:value="0.001383797058452" calcext:value-type="float">
            <text:p>0,00138379705845</text:p>
          </table:table-cell>
          <table:table-cell table:style-name="ce27" table:formula="of:=[.B38]-[.E38]" office:value-type="float" office:value="-0.000152061802529" calcext:value-type="float">
            <text:p>-0,00015206180253</text:p>
          </table:table-cell>
          <table:table-cell table:style-name="ce34" office:value-type="string" calcext:value-type="string">
            <text:p>RK2 Ralston</text:p>
          </table:table-cell>
          <table:table-cell table:style-name="ce34" office:value-type="float" office:value="0.01289440766099" calcext:value-type="float">
            <text:p>0,01289440766099</text:p>
          </table:table-cell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office:value-type="float" office:value="0.003697839180735" calcext:value-type="float">
            <text:p>0,00369783918074</text:p>
          </table:table-cell>
          <table:table-cell table:style-name="ce24" office:value-type="float" office:value="0.003357896888055" calcext:value-type="float">
            <text:p>0,00335789688806</text:p>
          </table:table-cell>
          <table:table-cell table:style-name="ce27" table:formula="of:=[.B39]-[.C40]" office:value-type="float" office:value="-0.004653760645269" calcext:value-type="float">
            <text:p>-0,00465376064527</text:p>
          </table:table-cell>
          <table:table-cell table:style-name="ce24" office:value-type="float" office:value="0.004060902850261" calcext:value-type="float">
            <text:p>0,00406090285026</text:p>
          </table:table-cell>
          <table:table-cell table:style-name="ce27" table:formula="of:=[.B39]-[.E39]" office:value-type="float" office:value="-0.000363063669526" calcext:value-type="float">
            <text:p>-0,00036306366953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office:value-type="float" office:value="0.009027306418979" calcext:value-type="float">
            <text:p>0,00902730641898</text:p>
          </table:table-cell>
          <table:table-cell table:style-name="ce24" office:value-type="float" office:value="0.008351599826004" calcext:value-type="float">
            <text:p>0,00835159982600</text:p>
          </table:table-cell>
          <table:table-cell table:style-name="ce27" table:formula="of:=[.B40]-[.C41]" office:value-type="float" office:value="-0.00887387346887" calcext:value-type="float">
            <text:p>-0,00887387346887</text:p>
          </table:table-cell>
          <table:table-cell table:style-name="ce24" office:value-type="float" office:value="0.009760732931736" calcext:value-type="float">
            <text:p>0,00976073293174</text:p>
          </table:table-cell>
          <table:table-cell table:style-name="ce27" table:formula="of:=[.B40]-[.E40]" office:value-type="float" office:value="-0.000733426512756999" calcext:value-type="float">
            <text:p>-0,00073342651276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office:value-type="float" office:value="0.019090624218442" calcext:value-type="float">
            <text:p>0,01909062421844</text:p>
          </table:table-cell>
          <table:table-cell table:style-name="ce24" office:value-type="float" office:value="0.017901179887849" calcext:value-type="float">
            <text:p>0,01790117988785</text:p>
          </table:table-cell>
          <table:table-cell table:style-name="ce27" table:formula="of:=[.B41]-[.C42]" office:value-type="float" office:value="-0.015317040681535" calcext:value-type="float">
            <text:p>-0,01531704068154</text:p>
          </table:table-cell>
          <table:table-cell table:style-name="ce24" office:value-type="float" office:value="0.020409213303676" calcext:value-type="float">
            <text:p>0,02040921330368</text:p>
          </table:table-cell>
          <table:table-cell table:style-name="ce27" table:formula="of:=[.B41]-[.E41]" office:value-type="float" office:value="-0.001318589085234" calcext:value-type="float">
            <text:p>-0,00131858908523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office:value-type="float" office:value="0.036318878717829" calcext:value-type="float">
            <text:p>0,03631887871783</text:p>
          </table:table-cell>
          <table:table-cell table:style-name="ce24" office:value-type="float" office:value="0.034407664899977" calcext:value-type="float">
            <text:p>0,03440766489998</text:p>
          </table:table-cell>
          <table:table-cell table:style-name="ce27" table:formula="of:=[.B42]-[.C43]" office:value-type="float" office:value="-0.024513512234752" calcext:value-type="float">
            <text:p>-0,02451351223475</text:p>
          </table:table-cell>
          <table:table-cell table:style-name="ce24" office:value-type="float" office:value="0.038493322082579" calcext:value-type="float">
            <text:p>0,03849332208258</text:p>
          </table:table-cell>
          <table:table-cell table:style-name="ce27" table:formula="of:=[.B42]-[.E42]" office:value-type="float" office:value="-0.00217444336475" calcext:value-type="float">
            <text:p>-0,00217444336475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063690185332645" calcext:value-type="float">
            <text:p>0,06369018533265</text:p>
          </table:table-cell>
          <table:table-cell table:style-name="ce24" office:value-type="float" office:value="0.060832390952581" calcext:value-type="float">
            <text:p>0,06083239095258</text:p>
          </table:table-cell>
          <table:table-cell table:style-name="ce27" table:formula="of:=[.B43]-[.C43]" office:value-type="float" office:value="0.002857794380064" calcext:value-type="float">
            <text:p>0,00285779438006</text:p>
          </table:table-cell>
          <table:table-cell table:style-name="ce24" office:value-type="float" office:value="0.06704385244643" calcext:value-type="float">
            <text:p>0,06704385244643</text:p>
          </table:table-cell>
          <table:table-cell table:style-name="ce27" table:formula="of:=[.B43]-[.E43]" office:value-type="float" office:value="-0.003353667113785" calcext:value-type="float">
            <text:p>-0,00335366711379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2" table:number-rows-spanned="1">
            <text:p>Media dos Erros</text:p>
          </table:table-cell>
          <table:covered-table-cell table:style-name="ce17"/>
          <table:table-cell table:style-name="ce25"/>
          <table:table-cell table:style-name="ce28" table:formula="of:=SUM([.D34:.D43])/10" office:value-type="float" office:value="-0.0053658053241804" calcext:value-type="float">
            <text:p>-0,00536580532418</text:p>
          </table:table-cell>
          <table:table-cell table:style-name="ce25"/>
          <table:table-cell table:style-name="ce28" table:formula="of:=SUM([.F34:.F43])/10" office:value-type="float" office:value="-0.0008154704238787" calcext:value-type="float">
            <text:p>-0,000815470423879</text:p>
          </table:table-cell>
          <table:table-cell table:number-columns-repeated="2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8" table:number-rows-spanned="1">
            <text:p>TABELA DE VALORES PARA θ2</text:p>
          </table:table-cell>
          <table:covered-table-cell table:style-name="ce5"/>
          <table:covered-table-cell table:number-columns-repeated="2" table:style-name="ce19"/>
          <table:covered-table-cell table:style-name="ce29"/>
          <table:covered-table-cell table:style-name="ce19"/>
          <table:covered-table-cell table:style-name="ce31"/>
          <table:covered-table-cell table:style-name="ce35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8" table:number-rows-spanned="1">
            <text:p>Métodos</text:p>
          </table:table-cell>
          <table:covered-table-cell table:style-name="ce5"/>
          <table:covered-table-cell table:number-columns-repeated="2" table:style-name="ce19"/>
          <table:covered-table-cell table:style-name="ce29"/>
          <table:covered-table-cell table:style-name="ce19"/>
          <table:covered-table-cell table:style-name="ce31"/>
          <table:covered-table-cell table:style-name="ce35"/>
          <table:table-cell table:style-name="ce36" table:number-columns-repeated="6"/>
          <table:table-cell table:number-columns-repeated="1010"/>
        </table:table-row>
        <table:table-row table:style-name="ro2">
          <table:table-cell table:style-name="ce6" office:value-type="string" calcext:value-type="string">
            <text:p>Ponto</text:p>
          </table:table-cell>
          <table:table-cell table:style-name="ce15" office:value-type="string" calcext:value-type="string">
            <text:p>Lsim</text:p>
          </table:table-cell>
          <table:table-cell table:style-name="ce20" office:value-type="string" calcext:value-type="string">
            <text:p>RK2 Ponto Intermediário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2 Heun</text:p>
          </table:table-cell>
          <table:table-cell table:style-name="ce26" office:value-type="string" calcext:value-type="string">
            <text:p>Erro</text:p>
          </table:table-cell>
          <table:table-cell table:style-name="ce20" office:value-type="string" calcext:value-type="string">
            <text:p>RK2 Ralston</text:p>
          </table:table-cell>
          <table:table-cell table:style-name="ce26" office:value-type="string" calcext:value-type="string">
            <text:p>Erro</text:p>
          </table:table-cell>
          <table:table-cell table:number-columns-repeated="10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6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48]-[.C48])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([.B48]-[.E48])" office:value-type="float" office:value="0" calcext:value-type="float">
            <text:p>0,00000000000000</text:p>
          </table:table-cell>
          <table:table-cell table:style-name="ce24" office:value-type="float" office:value="0" calcext:value-type="float">
            <text:p>0,00000000000000</text:p>
          </table:table-cell>
          <table:table-cell table:style-name="ce27" table:formula="of:=[.B48]-[.G48]" office:value-type="float" office:value="0" calcext:value-type="float">
            <text:p>0,00000000000000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6" office:value-type="float" office:value="0.000001243097679" calcext:value-type="float">
            <text:p>0,00000124309768</text:p>
          </table:table-cell>
          <table:table-cell table:style-name="ce24" office:value-type="float" office:value="0.000000025256117" calcext:value-type="float">
            <text:p>0,00000002525612</text:p>
          </table:table-cell>
          <table:table-cell table:style-name="ce27" table:formula="of:=([.B49]-[.C49])" office:value-type="float" office:value="0.000001217841562" calcext:value-type="float">
            <text:p>0,00000121784156</text:p>
          </table:table-cell>
          <table:table-cell table:style-name="ce24" office:value-type="float" office:value="0.000000025255896" calcext:value-type="float">
            <text:p>0,00000002525590</text:p>
          </table:table-cell>
          <table:table-cell table:style-name="ce27" table:formula="of:=([.B49]-[.E49])" office:value-type="float" office:value="0.000001217841783" calcext:value-type="float">
            <text:p>0,00000121784178</text:p>
          </table:table-cell>
          <table:table-cell table:style-name="ce24" office:value-type="float" office:value="0.000000025256017" calcext:value-type="float">
            <text:p>0,00000002525602</text:p>
          </table:table-cell>
          <table:table-cell table:style-name="ce27" table:formula="of:=[.B49]-[.G49]" office:value-type="float" office:value="0.000001217841662" calcext:value-type="float">
            <text:p>0,00000121784166</text:p>
          </table:table-cell>
          <table:table-cell table:number-columns-repeated="101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6" office:value-type="float" office:value="0.000039452299744" calcext:value-type="float">
            <text:p>0,00003945229974</text:p>
          </table:table-cell>
          <table:table-cell table:style-name="ce24" office:value-type="float" office:value="0.000001074262585" calcext:value-type="float">
            <text:p>0,00000107426259</text:p>
          </table:table-cell>
          <table:table-cell table:style-name="ce27" table:formula="of:=([.B50]-[.C50])" office:value-type="float" office:value="0.000038378037159" calcext:value-type="float">
            <text:p>0,00003837803716</text:p>
          </table:table-cell>
          <table:table-cell table:style-name="ce24" office:value-type="float" office:value="0.000001074251725" calcext:value-type="float">
            <text:p>0,00000107425173</text:p>
          </table:table-cell>
          <table:table-cell table:style-name="ce27" table:formula="of:=([.B50]-[.E50])" office:value-type="float" office:value="0.000038378048019" calcext:value-type="float">
            <text:p>0,00003837804802</text:p>
          </table:table-cell>
          <table:table-cell table:style-name="ce24" office:value-type="float" office:value="0.000001074257396" calcext:value-type="float">
            <text:p>0,00000107425740</text:p>
          </table:table-cell>
          <table:table-cell table:style-name="ce27" table:formula="of:=[.B50]-[.G50]" office:value-type="float" office:value="0.000038378042348" calcext:value-type="float">
            <text:p>0,00003837804235</text:p>
          </table:table-cell>
          <table:table-cell table:number-columns-repeated="1016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6" office:value-type="float" office:value="0.000296323113426" calcext:value-type="float">
            <text:p>0,00029632311343</text:p>
          </table:table-cell>
          <table:table-cell table:style-name="ce24" office:value-type="float" office:value="0.000008676761083" calcext:value-type="float">
            <text:p>0,00000867676108</text:p>
          </table:table-cell>
          <table:table-cell table:style-name="ce27" table:formula="of:=([.B51]-[.C51])" office:value-type="float" office:value="0.000287646352343" calcext:value-type="float">
            <text:p>0,00028764635234</text:p>
          </table:table-cell>
          <table:table-cell table:style-name="ce24" office:value-type="float" office:value="0.000008676667886" calcext:value-type="float">
            <text:p>0,00000867666789</text:p>
          </table:table-cell>
          <table:table-cell table:style-name="ce27" table:formula="of:=([.B51]-[.E51])" office:value-type="float" office:value="0.00028764644554" calcext:value-type="float">
            <text:p>0,00028764644554</text:p>
          </table:table-cell>
          <table:table-cell table:style-name="ce24" office:value-type="float" office:value="0.000008676715832" calcext:value-type="float">
            <text:p>0,00000867671583</text:p>
          </table:table-cell>
          <table:table-cell table:style-name="ce27" table:formula="of:=[.B51]-[.G51]" office:value-type="float" office:value="0.000287646397594" calcext:value-type="float">
            <text:p>0,00028764639759</text:p>
          </table:table-cell>
          <table:table-cell table:number-columns-repeated="101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6" office:value-type="float" office:value="0.001231735255923" calcext:value-type="float">
            <text:p>0,00123173525592</text:p>
          </table:table-cell>
          <table:table-cell table:style-name="ce24" office:value-type="float" office:value="0.000037410843717" calcext:value-type="float">
            <text:p>0,00003741084372</text:p>
          </table:table-cell>
          <table:table-cell table:style-name="ce27" table:formula="of:=([.B52]-[.C52])" office:value-type="float" office:value="0.001194324412206" calcext:value-type="float">
            <text:p>0,00119432441221</text:p>
          </table:table-cell>
          <table:table-cell table:style-name="ce24" office:value-type="float" office:value="0.000037410428322" calcext:value-type="float">
            <text:p>0,00003741042832</text:p>
          </table:table-cell>
          <table:table-cell table:style-name="ce27" table:formula="of:=([.B52]-[.E52])" office:value-type="float" office:value="0.001194324827601" calcext:value-type="float">
            <text:p>0,00119432482760</text:p>
          </table:table-cell>
          <table:table-cell table:style-name="ce24" office:value-type="float" office:value="0.000037410640473" calcext:value-type="float">
            <text:p>0,00003741064047</text:p>
          </table:table-cell>
          <table:table-cell table:style-name="ce27" table:formula="of:=[.B52]-[.G52]" office:value-type="float" office:value="0.00119432461545" calcext:value-type="float">
            <text:p>0,00119432461545</text:p>
          </table:table-cell>
          <table:table-cell table:number-columns-repeated="101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6" office:value-type="float" office:value="0.003697839180735" calcext:value-type="float">
            <text:p>0,00369783918074</text:p>
          </table:table-cell>
          <table:table-cell table:style-name="ce24" office:value-type="float" office:value="0.000115266650082" calcext:value-type="float">
            <text:p>0,00011526665008</text:p>
          </table:table-cell>
          <table:table-cell table:style-name="ce27" table:formula="of:=([.B53]-[.C53])" office:value-type="float" office:value="0.003582572530653" calcext:value-type="float">
            <text:p>0,00358257253065</text:p>
          </table:table-cell>
          <table:table-cell table:style-name="ce24" office:value-type="float" office:value="0.000115265343115" calcext:value-type="float">
            <text:p>0,00011526534312</text:p>
          </table:table-cell>
          <table:table-cell table:style-name="ce27" table:formula="of:=([.B53]-[.E53])" office:value-type="float" office:value="0.00358257383762" calcext:value-type="float">
            <text:p>0,00358257383762</text:p>
          </table:table-cell>
          <table:table-cell table:style-name="ce24" office:value-type="float" office:value="0.00011526600772" calcext:value-type="float">
            <text:p>0,00011526600772</text:p>
          </table:table-cell>
          <table:table-cell table:style-name="ce27" table:formula="of:=[.B53]-[.G53]" office:value-type="float" office:value="0.003582573173015" calcext:value-type="float">
            <text:p>0,00358257317302</text:p>
          </table:table-cell>
          <table:table-cell table:number-columns-repeated="101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6" office:value-type="float" office:value="0.009027306418979" calcext:value-type="float">
            <text:p>0,00902730641898</text:p>
          </table:table-cell>
          <table:table-cell table:style-name="ce24" office:value-type="float" office:value="0.000287762766888" calcext:value-type="float">
            <text:p>0,00028776276689</text:p>
          </table:table-cell>
          <table:table-cell table:style-name="ce27" table:formula="of:=([.B54]-[.C54])" office:value-type="float" office:value="0.008739543652091" calcext:value-type="float">
            <text:p>0,00873954365209</text:p>
          </table:table-cell>
          <table:table-cell table:style-name="ce24" office:value-type="float" office:value="0.000287759456653" calcext:value-type="float">
            <text:p>0,00028775945665</text:p>
          </table:table-cell>
          <table:table-cell table:style-name="ce27" table:formula="of:=([.B54]-[.E54])" office:value-type="float" office:value="0.008739546962326" calcext:value-type="float">
            <text:p>0,00873954696233</text:p>
          </table:table-cell>
          <table:table-cell table:style-name="ce24" office:value-type="float" office:value="0.0002877611351" calcext:value-type="float">
            <text:p>0,00028776113510</text:p>
          </table:table-cell>
          <table:table-cell table:style-name="ce27" table:formula="of:=[.B54]-[.G54]" office:value-type="float" office:value="0.008739545283879" calcext:value-type="float">
            <text:p>0,00873954528388</text:p>
          </table:table-cell>
          <table:table-cell table:number-columns-repeated="101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6" office:value-type="float" office:value="0.019090624218442" calcext:value-type="float">
            <text:p>0,01909062421844</text:p>
          </table:table-cell>
          <table:table-cell table:style-name="ce24" office:value-type="float" office:value="0.000621757053144" calcext:value-type="float">
            <text:p>0,00062175705314</text:p>
          </table:table-cell>
          <table:table-cell table:style-name="ce27" table:formula="of:=([.B55]-[.C55])" office:value-type="float" office:value="0.018468867165298" calcext:value-type="float">
            <text:p>0,01846886716530</text:p>
          </table:table-cell>
          <table:table-cell table:style-name="ce24" office:value-type="float" office:value="0.000621749825073" calcext:value-type="float">
            <text:p>0,00062174982507</text:p>
          </table:table-cell>
          <table:table-cell table:style-name="ce27" table:formula="of:=([.B55]-[.E55])" office:value-type="float" office:value="0.018468874393369" calcext:value-type="float">
            <text:p>0,01846887439337</text:p>
          </table:table-cell>
          <table:table-cell table:style-name="ce24" office:value-type="float" office:value="0.000621753482544" calcext:value-type="float">
            <text:p>0,00062175348254</text:p>
          </table:table-cell>
          <table:table-cell table:style-name="ce27" table:formula="of:=[.B55]-[.G55]" office:value-type="float" office:value="0.018468870735898" calcext:value-type="float">
            <text:p>0,01846887073590</text:p>
          </table:table-cell>
          <table:table-cell table:number-columns-repeated="1016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6" office:value-type="float" office:value="0.036318878717829" calcext:value-type="float">
            <text:p>0,03631887871783</text:p>
          </table:table-cell>
          <table:table-cell table:style-name="ce24" office:value-type="float" office:value="0.001208897746886" calcext:value-type="float">
            <text:p>0,00120889774689</text:p>
          </table:table-cell>
          <table:table-cell table:style-name="ce27" table:formula="of:=([.B56]-[.C56])" office:value-type="float" office:value="0.035109980970943" calcext:value-type="float">
            <text:p>0,03510998097094</text:p>
          </table:table-cell>
          <table:table-cell table:style-name="ce24" office:value-type="float" office:value="0.001208883579657" calcext:value-type="float">
            <text:p>0,00120888357966</text:p>
          </table:table-cell>
          <table:table-cell table:style-name="ce27" table:formula="of:=([.B56]-[.E56])" office:value-type="float" office:value="0.035109995138172" calcext:value-type="float">
            <text:p>0,03510999513817</text:p>
          </table:table-cell>
          <table:table-cell table:style-name="ce24" office:value-type="float" office:value="0.00120889073741" calcext:value-type="float">
            <text:p>0,00120889073741</text:p>
          </table:table-cell>
          <table:table-cell table:style-name="ce27" table:formula="of:=[.B56]-[.G56]" office:value-type="float" office:value="0.035109987980419" calcext:value-type="float">
            <text:p>0,03510998798042</text:p>
          </table:table-cell>
          <table:table-cell table:number-columns-repeated="1016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063690185332645" calcext:value-type="float">
            <text:p>0,06369018533265</text:p>
          </table:table-cell>
          <table:table-cell table:style-name="ce24" office:value-type="float" office:value="0.002168665462951" calcext:value-type="float">
            <text:p>0,00216866546295</text:p>
          </table:table-cell>
          <table:table-cell table:style-name="ce27" table:formula="of:=([.B57]-[.C57])" office:value-type="float" office:value="0.061521519869694" calcext:value-type="float">
            <text:p>0,06152151986969</text:p>
          </table:table-cell>
          <table:table-cell table:style-name="ce24" office:value-type="float" office:value="0.002168639886292" calcext:value-type="float">
            <text:p>0,00216863988629</text:p>
          </table:table-cell>
          <table:table-cell table:style-name="ce27" table:formula="of:=([.B57]-[.E57])" office:value-type="float" office:value="0.061521545446353" calcext:value-type="float">
            <text:p>0,06152154544635</text:p>
          </table:table-cell>
          <table:table-cell table:style-name="ce24" office:value-type="float" office:value="0.002168652793057" calcext:value-type="float">
            <text:p>0,00216865279306</text:p>
          </table:table-cell>
          <table:table-cell table:style-name="ce27" table:formula="of:=[.B57]-[.G57]" office:value-type="float" office:value="0.061521532539588" calcext:value-type="float">
            <text:p>0,06152153253959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2" table:number-rows-spanned="1">
            <text:p>Media dos Erros</text:p>
          </table:table-cell>
          <table:covered-table-cell table:style-name="ce17"/>
          <table:table-cell table:style-name="ce17"/>
          <table:table-cell table:style-name="ce28" table:formula="of:=SUM([.D48:.D57])/10" office:value-type="float" office:value="0.0128944050831949" calcext:value-type="float">
            <text:p>0,012894405083195</text:p>
          </table:table-cell>
          <table:table-cell table:style-name="ce17"/>
          <table:table-cell table:style-name="ce28" table:formula="of:=SUM([.F48:.F57])/10" office:value-type="float" office:value="0.0128944102940783" calcext:value-type="float">
            <text:p>0,012894410294078</text:p>
          </table:table-cell>
          <table:table-cell table:style-name="ce17"/>
          <table:table-cell table:style-name="ce28" table:formula="of:=SUM([.H48:.H57])/10" office:value-type="float" office:value="0.0128944076609853" calcext:value-type="float">
            <text:p>0,012894407660985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4" loext:min-decimal-places="4" number:min-integer-digits="1"/>
    </number:number-style>
    <number:number-style style:name="N108">
      <number:number number:decimal-places="0" loext:min-decimal-places="0" number:min-integer-digits="5" number:grouping="true"/>
    </number:number-style>
    <number:number-style style:name="N109" number:title="Definido pelo usuário">
      <number:number number:decimal-places="15" loext:min-decimal-places="15" number:min-integer-digits="1"/>
    </number:number-style>
    <number:number-style style:name="N110" number:title="Definido pelo usuário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7:20:45.2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14:03:10.094000000</meta:creation-date>
    <dc:date>2020-12-11T17:22:23.346000000</dc:date>
    <meta:editing-duration>PT1H14M18S</meta:editing-duration>
    <meta:editing-cycles>8</meta:editing-cycles>
    <meta:generator>LibreOffice/6.4.5.2$Windows_X86_64 LibreOffice_project/a726b36747cf2001e06b58ad5db1aa3a9a1872d6</meta:generator>
    <meta:document-statistic meta:table-count="1" meta:cell-count="354" meta:object-count="0"/>
    <meta:user-defined meta:name="ProgId">Excel.Sheet</meta:user-defined>
  </office:meta>
</office:document-meta>
</file>